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29T12:02:23.42">
            <text:p>2020/1/29 12:02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9T12:02:23.59">
            <text:p>2020/1/29 12:0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33)">
            <text:p>sn(13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⑤,score~,t.8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9T12:02:04.4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,score~,memo=2020-0126</text:p>
          </table:table-cell>
          <table:table-cell table:style-name="ce49" office:value-type="string">
            <text:p>2020-01-28_18-31-3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9T12:02:04.4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;D,file-id=39021,t.6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9T12:02:04.4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9T12:02:23.98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6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6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6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6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6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7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7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7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7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13.326cm" draw:caption-point-x="-1.353cm" draw:caption-point-y="2.48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95];6;2)" office:value-type="string" office:string-value="09">
            <text:p>09</text:p>
          </table:table-cell>
          <table:table-cell table:formula="of:=MID([.F19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95];[.I195];&quot;-&quot;;LEFT([.G19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7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33)">
            <text:p>sn(13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9T12:02:24.12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64cm" draw:caption-point-x="-1.353cm" draw:caption-point-y="2.28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9T12:02:24.28">
            <text:p>2020/1/29 12:0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9T12:02:24.49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603cm" draw:caption-point-x="-1.353cm" draw:caption-point-y="2.48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33)">
            <text:p>sn(13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9T12:02:24.6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64cm" draw:caption-point-x="-1.353cm" draw:caption-point-y="2.28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L2:gt.O2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50" table:on-update-keep-styles="true" table:on-update-keep-size="false"/>
        <table:database-range table:name="range_genre__kb" table:target-range-address="kb.G2:kb.G70"/>
        <table:database-range table:name="range_sn" table:target-range-address="gt.A2:gt.A15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2020/01/29</text:date>, <text:time>12:02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29T12:02:22.87</dc:date>
    <dc:creator>iwabuchi ken</dc:creator>
    <meta:editing-duration>P6DT18H12M55S</meta:editing-duration>
    <meta:editing-cycles>604</meta:editing-cycles>
    <meta:generator>OpenOffice/4.1.3$Win32 OpenOffice.org_project/413m1$Build-9783</meta:generator>
    <meta:document-statistic meta:table-count="7" meta:cell-count="3695" meta:object-count="0"/>
    <meta:user-defined meta:name="sheets-banding"/>
    <meta:user-defined meta:name="sheets-original-selection"/>
  </office:meta>
</office:document-meta>
</file>